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5.5mm" fo:margin-right="0mm" fo:text-indent="0mm" style:auto-text-indent="false" fo:background-color="transparent"/>
      <style:text-properties fo:font-size="6pt" officeooo:rsid="0014f62e" officeooo:paragraph-rsid="0014f62e" style:font-size-asian="6pt" style:font-size-complex="6pt"/>
    </style:style>
    <style:style style:name="P2" style:family="paragraph" style:parent-style-name="Text_20_body">
      <style:text-properties officeooo:rsid="0014f62e" officeooo:paragraph-rsid="0014f62e"/>
    </style:style>
    <style:style style:name="P3" style:family="paragraph" style:parent-style-name="Title">
      <style:text-properties officeooo:rsid="0014f62e" officeooo:paragraph-rsid="0014f62e"/>
    </style:style>
    <style:style style:name="P4" style:family="paragraph" style:parent-style-name="Standard" style:list-style-name="L1">
      <style:text-properties officeooo:paragraph-rsid="0014f62e"/>
    </style:style>
    <style:style style:name="P5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f62e" officeooo:paragraph-rsid="0014f62e" style:text-blinking="false" fo:background-color="transparent"/>
    </style:style>
    <style:style style:name="P6" style:family="paragraph" style:parent-style-name="Standard" style:master-page-name="">
      <loext:graphic-properties draw:fill="none"/>
      <style:paragraph-properties fo:margin-left="15.5mm" fo:margin-right="0mm" fo:text-indent="0m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f62e" officeooo:paragraph-rsid="0014f62e" style:text-blinking="false" fo:background-color="transparent"/>
    </style:style>
    <style:style style:name="P7" style:family="paragraph" style:parent-style-name="Standard">
      <loext:graphic-properties draw:fill="none"/>
      <style:paragraph-properties fo:margin-left="15.5mm" fo:margin-right="0mm" fo:text-indent="0mm" style:auto-text-indent="false" fo:background-color="transparent"/>
      <style:text-properties fo:font-variant="normal" fo:text-transform="none" fo:color="#000000" style:text-line-through-style="none" style:text-line-through-type="none" style:font-name="Arial" fo:font-size="6pt" fo:font-style="normal" style:text-underline-style="none" fo:font-weight="normal" officeooo:rsid="0014f62e" officeooo:paragraph-rsid="0014f62e" style:text-blinking="false" fo:background-color="transparent" style:font-size-asian="6pt" style:font-size-complex="6pt"/>
    </style:style>
    <style:style style:name="P8" style:family="paragraph" style:parent-style-name="Standard">
      <loext:graphic-properties draw:fill="none"/>
      <style:paragraph-properties fo:margin-left="15.5mm" fo:margin-right="0mm" fo:text-indent="0mm" style:auto-text-indent="false" fo:background-color="transparent"/>
      <style:text-properties fo:font-size="6pt" officeooo:rsid="0015389d" officeooo:paragraph-rsid="0015389d" style:font-size-asian="6pt" style:font-size-complex="6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f62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856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4f62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normal" officeooo:rsid="0014f62e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ideracoes sobre o estado dos dados.</text:p>
      <text:p text:style-name="P2"/>
      <text:list xml:id="list8043480332807368357" text:style-name="L1">
        <text:list-item>
          <text:p text:style-name="P4"><text:bookmark text:name="docs-internal-guid-b9fa1006-5a5b-d909-526a-028a5fe6b6f2"/><text:span text:style-name="T1">Como foram utilizados 228 </text:span><text:span text:style-name="T3">data sets</text:span><text:span text:style-name="T4"> </text:span><text:span text:style-name="T1">desbalanceados artificialmente, 3 algoritmos de classificação, 5 cenários de treinamento, 5 medidas de performance diferentes e 3 medições de performance, então foram coletadas aproximadamente 51300 medições. </text:span><text:span text:style-name="T2">O RUSBoost é responsável por mais 228(ds)*3(medicoes)*5(Metricas) = 3420. O total de medicoes devem ser 54720.</text:span></text:p>
        </text:list-item>
        <text:list-item>
          <text:p text:style-name="P5">Na ultima medicao, tinhamos as seguintes informacoes faltantes: </text:p>
        </text:list-item>
      </text:list>
      <text:p text:style-name="P6">Total: 2811</text:p>
      <text:p text:style-name="P8">$`classif.ksvm_Area under the curve_weight_space_TRUE`</text:p>
      <text:p text:style-name="P8">[1] 6</text:p>
      <text:p text:style-name="P8"/>
      <text:p text:style-name="P8">$`classif.ksvm_Area under the curve_sampling_ADASYN`</text:p>
      <text:p text:style-name="P8">[1] 14</text:p>
      <text:p text:style-name="P8"/>
      <text:p text:style-name="P8">$classif.randomForest_Accuracy_sampling_SMOTE</text:p>
      <text:p text:style-name="P8">[1] 18</text:p>
      <text:p text:style-name="P8"/>
      <text:p text:style-name="P8">$`classif.randomForest_Area under the curve_sampling_SMOTE`</text:p>
      <text:p text:style-name="P8">[1] 13</text:p>
      <text:p text:style-name="P8"/>
      <text:p text:style-name="P8">$`classif.randomForest_Area under the curve_weight_space_TRUE`</text:p>
      <text:p text:style-name="P8">[1] 11</text:p>
      <text:p text:style-name="P8"/>
      <text:p text:style-name="P8">$`classif.randomForest_F1 measure_sampling_ADASYN`</text:p>
      <text:p text:style-name="P8">[1] 27</text:p>
      <text:p text:style-name="P8"/>
      <text:p text:style-name="P8">$`classif.randomForest_F1 measure_weight_space_TRUE`</text:p>
      <text:p text:style-name="P8">[1] 9</text:p>
      <text:p text:style-name="P8"/>
      <text:p text:style-name="P8">$`classif.randomForest_G-mean_sampling_SMOTE`</text:p>
      <text:p text:style-name="P8">[1] 17</text:p>
      <text:p text:style-name="P8"/>
      <text:p text:style-name="P8">$`classif.randomForest_G-mean_sampling_ADASYN`</text:p>
      <text:p text:style-name="P8">[1] 22</text:p>
      <text:p text:style-name="P8"/>
      <text:p text:style-name="P8">$`classif.randomForest_G-mean_weight_space_TRUE`</text:p>
      <text:p text:style-name="P8">[1] 8</text:p>
      <text:p text:style-name="P8"/>
      <text:p text:style-name="P8">$`classif.randomForest_Matthews correlation coefficient_weight_space_TRUE`</text:p>
      <text:p text:style-name="P8">[1] 13</text:p>
      <text:p text:style-name="P8"/>
      <text:p text:style-name="P8">$`classif.ksvm_Area under the curve_sampling_SMOTE`</text:p>
      <text:p text:style-name="P8">[1] 5</text:p>
      <text:p text:style-name="P8"/>
      <text:p text:style-name="P8">$classif.randomForest_Accuracy_sampling_ADASYN</text:p>
      <text:p text:style-name="P8">[1] 26</text:p>
      <text:p text:style-name="P8"/>
      <text:p text:style-name="P8">$classif.randomForest_Accuracy_underbagging_TRUE</text:p>
      <text:p text:style-name="P8">[1] 5</text:p>
      <text:p text:style-name="P8"/>
      <text:p text:style-name="P8">$`classif.randomForest_Area under the curve_underbagging_TRUE`</text:p>
      <text:p text:style-name="P8">[1] 7</text:p>
      <text:p text:style-name="P8"/>
      <text:p text:style-name="P8">$`classif.randomForest_F1 measure_sampling_SMOTE`</text:p>
      <text:p text:style-name="P8">[1] 20</text:p>
      <text:p text:style-name="P8"/>
      <text:p text:style-name="P8">$`classif.randomForest_F1 measure_underbagging_TRUE`</text:p>
      <text:p text:style-name="P8">[1] 6</text:p>
      <text:p text:style-name="P8"/>
      <text:p text:style-name="P8">$`classif.randomForest_G-mean_underbagging_TRUE`</text:p>
      <text:p text:style-name="P8">[1] 5</text:p>
      <text:p text:style-name="P8"/>
      <text:p text:style-name="P8">$`classif.randomForest_Matthews correlation coefficient_sampling_ADASYN`</text:p>
      <text:p text:style-name="P8">[1] 25</text:p>
      <text:p text:style-name="P8"/>
      <text:p text:style-name="P8">$`classif.randomForest_Matthews correlation coefficient_underbagging_TRUE`</text:p>
      <text:p text:style-name="P8">[1] 6</text:p>
      <text:p text:style-name="P8"/>
      <text:p text:style-name="P8">$classif.randomForest_Accuracy_weight_space_TRUE</text:p>
      <text:p text:style-name="P8">[1] 10</text:p>
      <text:p text:style-name="P8"/>
      <text:p text:style-name="P8">$`classif.randomForest_Area under the curve_sampling_ADASYN`</text:p>
      <text:p text:style-name="P8">[1] 20</text:p>
      <text:p text:style-name="P8"/>
      <text:p text:style-name="P8">$`classif.randomForest_Matthews correlation coefficient_sampling_SMOTE`</text:p>
      <text:p text:style-name="P8">[1] 20</text:p>
      <text:p text:style-name="P8"/>
      <text:p text:style-name="P8">$classif.ksvm_Accuracy_sampling_ADASYN</text:p>
      <text:p text:style-name="P8">[1] 7</text:p>
      <text:p text:style-name="P8"/>
      <text:p text:style-name="P8">$`classif.ksvm_F1 measure_sampling_ADASYN`</text:p>
      <text:p text:style-name="P8">[1] 7</text:p>
      <text:p text:style-name="P8"/>
      <text:p text:style-name="P8">$`classif.ksvm_G-mean_sampling_ADASYN`</text:p>
      <text:p text:style-name="P8"><text:soft-page-break/>[1] 7</text:p>
      <text:p text:style-name="P8"/>
      <text:p text:style-name="P8">$`classif.ksvm_Matthews correlation coefficient_sampling_ADASYN`</text:p>
      <text:p text:style-name="P8">[1]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8:24:17.554153119</meta:creation-date>
    <dc:date>2017-11-16T15:37:15.855741487</dc:date>
    <meta:editing-duration>P1DT19H7M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58" meta:word-count="183" meta:character-count="2070" meta:non-whitespace-character-count="1946"/>
  </office:meta>
</office:document-meta>
</file>